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000000" style:font-name="Segoe UI Semibold" fo:text-shadow="none"/>
    </style:style>
    <style:style style:name="P5" style:family="paragraph">
      <loext:graphic-properties draw:fill="none" draw:fill-color="#ffffff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loext:graphic-properties draw:fill-color="#ffffff"/>
    </style:style>
    <style:style style:name="P7" style:family="paragraph">
      <style:text-properties fo:color="#000000" style:font-name="Segoe UI Semibold" fo:font-style="italic" fo:text-shadow="none" style:font-style-asian="italic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146cm" svg:height="3.063cm" svg:x="1.524cm" svg:y="0.254cm">
          <draw:text-box>
            <text:p text:style-name="P1"><text:span text:style-name="T1">OLD TESTAMENT</text:span></text:p>
            <text:p text:style-name="P1"><text:span text:style-name="T2">Deuteronomy 34:1-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5.146cm" svg:height="5.08cm" svg:x="1.524cm" svg:y="0.508cm">
          <draw:text-box>
            <text:p text:style-name="P4"><text:span text:style-name="T3">1</text:span><text:span text:style-name="T4">Then Moses went up from the plains of Moab to Mount Nebo, to the top of Pisgah, which is opposite Jerich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>
        <draw:frame draw:style-name="gr4" draw:text-style-name="P5" draw:layer="layout" svg:width="25.146cm" svg:height="7.766cm" svg:x="1.524cm" svg:y="0.508cm">
          <draw:text-box>
            <text:p text:style-name="P4"><text:span text:style-name="T5">And the Lord <text:s/>showed him all the land, Gilead as far as Dan, </text:span><text:span text:style-name="T6">2</text:span><text:span text:style-name="T5">all Naphtali, the land of Ephraim and Manasseh, </text:span><text:span text:style-name="T4">all the land of Judah as far as the western sea, </text:span><text:span text:style-name="T4"><text:s/>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>
        <draw:frame draw:style-name="gr5" draw:text-style-name="P5" draw:layer="layout" svg:width="25.654cm" svg:height="3.81cm" svg:x="1.27cm" svg:y="0.508cm">
          <draw:text-box>
            <text:p text:style-name="P4"><text:span text:style-name="T3">3</text:span><text:span text:style-name="T4">the Negeb, and the Plain, that is, the Valley of Jericho the city of palm trees, as far as Zo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3">
        <draw:frame draw:style-name="gr6" draw:text-style-name="P5" draw:layer="layout" svg:width="25.654cm" svg:height="7.766cm" svg:x="1.27cm" svg:y="0.508cm">
          <draw:text-box>
            <text:p text:style-name="P4"><text:span text:style-name="T6">4</text:span><text:span text:style-name="T5">And the Lord said to him, “This is the land of which I swore to Abraham, to Isaac, and to Jacob, ‘I will give it to your offspring.’ </text:span><text:span text:style-name="T4">I have let you see it with your eyes, but you shall not go over there.”</text:span><text:span text:style-name="T7"> </text:span><text:span text:style-name="T4"><text:s/>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4">
        <draw:frame draw:style-name="gr7" draw:text-style-name="P5" draw:layer="layout" svg:width="25.146cm" svg:height="6.605cm" svg:x="1.478cm" svg:y="0.507cm">
          <draw:text-box>
            <text:p text:style-name="P4"><text:span text:style-name="T3">5</text:span><text:span text:style-name="T4">So Moses the servant of the Lord died there in the land of Moab, according to the word of the Lord, </text:span><text:span text:style-name="T3">6</text:span><text:span text:style-name="T4">and he buried him in the valley in the land of Moab opposite Beth-peo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5">
        <draw:frame draw:style-name="gr8" draw:text-style-name="P5" draw:layer="layout" svg:width="25.4cm" svg:height="4.826cm" svg:x="1.27cm" svg:y="0.508cm">
          <draw:text-box>
            <text:p text:style-name="P7"><text:span text:style-name="T4">but no one knows the place of his burial to this day. </text:span><text:span text:style-name="T3">7</text:span><text:span text:style-name="T4">Moses was 120 years old when he died. His eye was undimmed, and his vigor unaba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5">
        <draw:frame draw:style-name="gr8" draw:text-style-name="P5" draw:layer="layout" svg:width="25.4cm" svg:height="4.826cm" svg:x="1.27cm" svg:y="0.508cm">
          <draw:text-box>
            <text:p text:style-name="P7"><text:span text:style-name="T6">8</text:span><text:span text:style-name="T5">And the people of Israel wept for Moses in the plains of Moab thirty days. </text:span><text:span text:style-name="T4">Then the days of weeping and mourning for Moses were ended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6">
        <draw:frame draw:style-name="gr9" draw:text-style-name="P5" draw:layer="layout" svg:width="24.892cm" svg:height="7.62cm" svg:x="1.524cm" svg:y="0.508cm">
          <draw:text-box>
            <text:p text:style-name="P4"><text:span text:style-name="T3">9</text:span><text:span text:style-name="T4">And Joshua the son of Nun was full of the spirit of wisdom, for Moses had laid his hands on him. </text:span><text:span text:style-name="T4">So the people of Israel obeyed him and did as the Lord had commanded Moses. </text:span><text:span text:style-name="T4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7">
        <draw:frame draw:style-name="gr10" draw:text-style-name="P5" draw:layer="layout" svg:width="24.638cm" svg:height="8.128cm" svg:x="1.778cm" svg:y="0.508cm">
          <draw:text-box>
            <text:p text:style-name="P4"><text:span text:style-name="T3">10</text:span><text:span text:style-name="T4"> And there has not arisen a prophet since in Israel like Moses, whom the Lord knew face to face, </text:span><text:span text:style-name="T3">11</text:span><text:span text:style-name="T4"> none like him for all the signs and the wonders that the Lord sent him to do in the land of Egypt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8">
        <draw:frame draw:style-name="gr11" draw:text-style-name="P5" draw:layer="layout" svg:width="24.892cm" svg:height="6.263cm" svg:x="1.524cm" svg:y="0.595cm">
          <draw:text-box>
            <text:p text:style-name="P4"><text:span text:style-name="T4">to Pharaoh and to all his servants and to all his land, </text:span><text:span text:style-name="T3">12</text:span><text:span text:style-name="T4">and for all the mighty power and all the great deeds of terror that Moses did in the sight of all Israe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1:00:42.531000000</meta:creation-date>
    <dc:date>2019-02-26T22:17:05.560000000</dc:date>
    <meta:editing-duration>PT13M22S</meta:editing-duration>
    <meta:editing-cycles>4</meta:editing-cycles>
    <meta:generator>LibreOffice/6.1.3.2$Windows_X86_64 LibreOffice_project/86daf60bf00efa86ad547e59e09d6bb77c699acb</meta:generator>
    <meta:document-statistic meta:object-count="150"/>
  </office:meta>
</office:document-meta>
</file>